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rtt_between_hops</text:p>
          </table:table-cell>
          <table:table-cell office:value-type="string" calcext:value-type="string">
            <text:p>rrt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.4899" calcext:value-type="float">
            <text:p>120,4899</text:p>
          </table:table-cell>
          <table:table-cell/>
          <table:table-cell office:value-type="string" calcext:value-type="string">
            <text:p>190.190.247.1,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0.4899" calcext:value-type="float">
            <text:p>-120,4899</text:p>
          </table:table-cell>
          <table:table-cell table:style-name="ce1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7991" calcext:value-type="float">
            <text:p>30,7991</text:p>
          </table:table-cell>
          <table:table-cell/>
          <table:table-cell office:value-type="string" calcext:value-type="string">
            <text:p>200.89.165.173,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66" calcext:value-type="float">
            <text:p>0,9966</text:p>
          </table:table-cell>
          <table:table-cell/>
          <table:table-cell office:value-type="string" calcext:value-type="string">
            <text:p>?,200.89.165.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,04</text:p>
          </table:table-cell>
          <table:table-cell/>
          <table:table-cell office:value-type="string" calcext:value-type="string">
            <text:p>200.89.165.222,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9323" calcext:value-type="float">
            <text:p>-1,9323</text:p>
          </table:table-cell>
          <table:table-cell/>
          <table:table-cell office:value-type="string" calcext:value-type="string">
            <text:p>208.178.195.205,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.698" calcext:value-type="float">
            <text:p>137,698</text:p>
          </table:table-cell>
          <table:table-cell/>
          <table:table-cell office:value-type="string" calcext:value-type="string">
            <text:p>67.17.75.66,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2.2413" calcext:value-type="float">
            <text:p>-62,2413</text:p>
          </table:table-cell>
          <table:table-cell/>
          <table:table-cell office:value-type="string" calcext:value-type="string">
            <text:p>?,4.68.111.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4.9741" calcext:value-type="float">
            <text:p>-84,9741</text:p>
          </table:table-cell>
          <table:table-cell/>
          <table:table-cell office:value-type="string" calcext:value-type="string">
            <text:p>4.69.154.137,?,4.69.154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27" calcext:value-type="float">
            <text:p>0,6527</text:p>
          </table:table-cell>
          <table:table-cell/>
          <table:table-cell office:value-type="string" calcext:value-type="string">
            <text:p>?,4.69.154.137,4.69.154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3.8331" calcext:value-type="float">
            <text:p>283,8331</text:p>
          </table:table-cell>
          <table:table-cell/>
          <table:table-cell office:value-type="string" calcext:value-type="string">
            <text:p>212.162.4.6,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3298" calcext:value-type="float">
            <text:p>-1,3298</text:p>
          </table:table-cell>
          <table:table-cell/>
          <table:table-cell office:value-type="string" calcext:value-type="string">
            <text:p>188.1.144.101,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446" calcext:value-type="float">
            <text:p>2,9446</text:p>
          </table:table-cell>
          <table:table-cell/>
          <table:table-cell office:value-type="string" calcext:value-type="string">
            <text:p>188.1.144.185,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6258" calcext:value-type="float">
            <text:p>-3,6258</text:p>
          </table:table-cell>
          <table:table-cell/>
          <table:table-cell office:value-type="string" calcext:value-type="string">
            <text:p>188.1.144.158,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1073" calcext:value-type="float">
            <text:p>7,1073</text:p>
          </table:table-cell>
          <table:table-cell/>
          <table:table-cell office:value-type="string" calcext:value-type="string">
            <text:p>188.1.144.13,?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string" calcext:value-type="string">
            <text:p>188.1.144.17,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6.1728" calcext:value-type="float">
            <text:p>-96,1728</text:p>
          </table:table-cell>
          <table:table-cell/>
          <table:table-cell office:value-type="string" calcext:value-type="string">
            <text:p>188.1.236.70,?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.1816" calcext:value-type="float">
            <text:p>101,1816</text:p>
          </table:table-cell>
          <table:table-cell/>
          <table:table-cell office:value-type="string" calcext:value-type="string">
            <text:p>141.20.0.210,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396" calcext:value-type="float">
            <text:p>11,5396</text:p>
          </table:table-cell>
          <table:table-cell/>
          <table:table-cell office:value-type="string" calcext:value-type="string">
            <text:p>141.20.5.188,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8:24:24.725617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40:22.418974499</meta:creation-date>
    <dc:date>2015-07-01T18:24:48.83602011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67" meta:object-count="0"/>
  </office:meta>
</office:document-meta>
</file>